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 Console" svg:font-family="'Lucida Console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fo:text-indent="0in" style:auto-text-indent="false" fo:padding="0in" fo:border="none"/>
      <style:text-properties fo:color="#000000" style:font-name="Lucida Console" fo:font-size="10pt"/>
    </style:style>
    <style:style style:name="P2" style:family="paragraph" style:parent-style-name="Preformatted_20_Text">
      <style:paragraph-properties fo:margin-top="0in" fo:margin-bottom="0in" fo:padding="0in" fo:border="none"/>
    </style:style>
    <style:style style:name="P3" style:family="paragraph" style:parent-style-name="Preformatted_20_Text">
      <style:paragraph-properties fo:margin-top="0in" fo:margin-bottom="0in" fo:padding="0in" fo:border="none"/>
      <style:text-properties style:font-name="Lucida Console" fo:font-size="10pt"/>
    </style:style>
    <style:style style:name="P4" style:family="paragraph" style:parent-style-name="Preformatted_20_Text">
      <style:paragraph-properties fo:margin-top="0in" fo:margin-bottom="0in" fo:padding="0in" fo:border="none"/>
      <style:text-properties fo:color="#000000" style:font-name="Lucida Console" fo:font-size="10pt"/>
    </style:style>
    <style:style style:name="T1" style:family="text">
      <style:text-properties style:font-name="Lucida Console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4.</text:p>
      <text:p text:style-name="P1"/>
      <text:p text:style-name="P1">Hypothesis:</text:p>
      <text:p text:style-name="P1">Ho: Price with Inside Units = Price with End Units</text:p>
      <text:p text:style-name="P1">Ha: Price with Inside Units != Price with End Units</text:p>
      <text:p text:style-name="P1"/>
      <text:p text:style-name="P1">Code:</text:p>
      <text:p text:style-name="P1"><text:bookmark text:name="rstudio_console_output"/>&gt; Town&lt;-read.csv("http://www.math.usu.edu/cfairbourn/Stat2300/RStudioFiles/data/Town.csv")</text:p>
      <text:p text:style-name="P4">&gt; </text:p>
      <text:p text:style-name="P4">&gt; </text:p>
      <text:p text:style-name="P4">&gt; Inside&lt;-subset(Town, Town$Bldg.Type=="Twnhs")</text:p>
      <text:p text:style-name="P4">&gt; End&lt;-subset(Town, Town$Bldg.Type =="TwnhsE")</text:p>
      <text:p text:style-name="P4">&gt; </text:p>
      <text:p text:style-name="P4">&gt; InsideSale&lt;-Inside$SalePrice</text:p>
      <text:p text:style-name="P4">&gt; EndSale&lt;-End$SalePrice</text:p>
      <text:p text:style-name="P4">&gt; </text:p>
      <text:p text:style-name="P4">&gt; t.test(InsideSale, EndSale)</text:p>
      <text:p text:style-name="P2"/>
      <text:p text:style-name="P2"><text:s text:c="8"/><text:span text:style-name="T1">Welch Two Sample t-test</text:span></text:p>
      <text:p text:style-name="P2"/>
      <text:p text:style-name="P3">data: <text:s/>InsideSale and EndSale</text:p>
      <text:p text:style-name="P3">t = -7.0476, df = 172.23, p-value = 4.201e-11</text:p>
      <text:p text:style-name="P3">alternative hypothesis: true difference in means is not equal to 0</text:p>
      <text:p text:style-name="P3">95 percent confidence interval:</text:p>
      <text:p text:style-name="P2"><text:s/><text:span text:style-name="T1">-72845.10 -40969.08</text:span></text:p>
      <text:p text:style-name="P3">sample estimates:</text:p>
      <text:p text:style-name="P3">mean of x mean of y </text:p>
      <text:p text:style-name="P2"><text:s/><text:span text:style-name="T1">137196.7 <text:s/>194103.8 </text:span></text:p>
      <text:p text:style-name="P2"><text:span text:style-name="T1"/></text:p>
      <text:p text:style-name="P2"><text:span text:style-name="T1">Conclusion:</text:span></text:p>
      <text:p text:style-name="P2"><text:span text:style-name="T1">The t value seems to indicate that Inside Units actually cost less then End Units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Console" svg:font-family="'Lucida Console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7-10T23:02:39.77</meta:creation-date>
    <meta:document-statistic meta:table-count="0" meta:image-count="0" meta:object-count="0" meta:page-count="1" meta:paragraph-count="27" meta:word-count="103" meta:character-count="765"/>
    <dc:date>2015-07-10T23:11:41.15</dc:date>
    <meta:editing-duration>PT00H09M01S</meta:editing-duration>
    <meta:editing-cycles>1</meta:editing-cycles>
    <meta:generator>OpenOffice.org/3.1$Win32 OpenOffice.org_project/310m11$Build-9399</meta:generator>
  </office:meta>
</office:document-meta>
</file>